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179.46mm" svg:y="36.2mm">
            <draw:object draw:notify-on-update-of-ranges="Hoja1.H4:Hoja1.H6 Hoja1.I3:Hoja1.I3 Hoja1.I4:Hoja1.I6 Hoja1.J4:Hoja1.J6 Hoja1.J4:Hoja1.J6 Hoja1.J4:Hoja1.J6 Hoja1.J4:Hoja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6" table:default-cell-style-name="Default"/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CPU</text:p>
          </table:table-cell>
          <table:table-cell table:formula="of:=AVERAGE([.C7:.C14])" office:value-type="float" office:value="6.796972375" calcext:value-type="float">
            <text:p>6.796972375</text:p>
          </table:table-cell>
          <table:table-cell table:formula="of:=STDEV([.C7:.C14])" office:value-type="float" office:value="5.34435121814813" calcext:value-type="float">
            <text:p>5.3443512181481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Secuencial</text:p>
          </table:table-cell>
          <table:table-cell office:value-type="string" calcext:value-type="string">
            <text:p>CPU</text:p>
          </table:table-cell>
          <table:table-cell table:style-name="ce1"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style-name="ce1" office:value-type="string" calcext:value-type="string">
            <text:p>GPU</text:p>
          </table:table-cell>
          <table:table-cell/>
          <table:table-cell office:value-type="string" calcext:value-type="string">
            <text:p>GPU</text:p>
          </table:table-cell>
          <table:table-cell table:formula="of:=AVERAGE([.E7:.E14])" office:value-type="float" office:value="0.0646055" calcext:value-type="float">
            <text:p>0.0646055</text:p>
          </table:table-cell>
          <table:table-cell table:formula="of:=STDEV([.E7:.E14])" office:value-type="float" office:value="0.0305455858817136" calcext:value-type="float">
            <text:p>0.030545585881714</text:p>
          </table:table-cell>
          <table:table-cell/>
          <table:table-cell table:formula="of:=[.I4]/[.I5]" office:value-type="float" office:value="105.207333353971" calcext:value-type="float">
            <text:p>105.207333353971</text:p>
          </table:table-cell>
        </table:table-row>
        <table:table-row table:style-name="ro1">
          <table:table-cell office:value-type="string" calcext:value-type="string">
            <text:p>Carpet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untaj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untaje</text:p>
          </table:table-cell>
          <table:table-cell/>
          <table:table-cell office:value-type="string" calcext:value-type="string">
            <text:p>All</text:p>
          </table:table-cell>
          <table:table-cell table:formula="of:=AVERAGE([.C7:.C14];[.E7:.E14])" office:value-type="float" office:value="3.4307889375" calcext:value-type="float">
            <text:p>3.4307889375</text:p>
          </table:table-cell>
          <table:table-cell table:formula="of:=STDEV([.C7:.C14]; [.E7:.E14])" office:value-type="float" office:value="5.04142979579244" calcext:value-type="float">
            <text:p>5.04142979579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Light</text:p>
          </table:table-cell>
          <table:table-cell office:value-type="float" office:value="23" calcext:value-type="float">
            <text:p>23</text:p>
          </table:table-cell>
          <table:table-cell office:value-type="float" office:value="7.457658" calcext:value-type="float">
            <text:p>7.457658</text:p>
          </table:table-cell>
          <table:table-cell office:value-type="float" office:value="0.9487179487" calcext:value-type="float">
            <text:p>0.9487179487</text:p>
          </table:table-cell>
          <table:table-cell office:value-type="float" office:value="0.050141" calcext:value-type="float">
            <text:p>0.050141</text:p>
          </table:table-cell>
          <table:table-cell office:value-type="float" office:value="0.9350649351" calcext:value-type="float">
            <text:p>0.9350649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-Transparency</text:p>
          </table:table-cell>
          <table:table-cell office:value-type="float" office:value="14" calcext:value-type="float">
            <text:p>14</text:p>
          </table:table-cell>
          <table:table-cell office:value-type="float" office:value="2.440534" calcext:value-type="float">
            <text:p>2.440534</text:p>
          </table:table-cell>
          <table:table-cell office:value-type="float" office:value="1" calcext:value-type="float">
            <text:p>1</text:p>
          </table:table-cell>
          <table:table-cell office:value-type="float" office:value="0.040559" calcext:value-type="float">
            <text:p>0.040559</text:p>
          </table:table-cell>
          <table:table-cell office:value-type="float" office:value="0.8888888889" calcext:value-type="float">
            <text:p>0.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-MotionSmoothness</text:p>
          </table:table-cell>
          <table:table-cell office:value-type="float" office:value="21" calcext:value-type="float">
            <text:p>21</text:p>
          </table:table-cell>
          <table:table-cell office:value-type="float" office:value="0.316975" calcext:value-type="float">
            <text:p>0.316975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-MotionCoherence</text:p>
          </table:table-cell>
          <table:table-cell office:value-type="float" office:value="8" calcext:value-type="float">
            <text:p>8</text:p>
          </table:table-cell>
          <table:table-cell office:value-type="float" office:value="14.918291" calcext:value-type="float">
            <text:p>14.918291</text:p>
          </table:table-cell>
          <table:table-cell office:value-type="float" office:value="1" calcext:value-type="float">
            <text:p>1</text:p>
          </table:table-cell>
          <table:table-cell office:value-type="float" office:value="0.10098" calcext:value-type="float">
            <text:p>0.100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-Clutter</text:p>
          </table:table-cell>
          <table:table-cell office:value-type="float" office:value="15" calcext:value-type="float">
            <text:p>15</text:p>
          </table:table-cell>
          <table:table-cell office:value-type="float" office:value="7.699548" calcext:value-type="float">
            <text:p>7.699548</text:p>
          </table:table-cell>
          <table:table-cell office:value-type="float" office:value="0.231884058" calcext:value-type="float">
            <text:p>0.231884058</text:p>
          </table:table-cell>
          <table:table-cell office:value-type="float" office:value="0.071941" calcext:value-type="float">
            <text:p>0.071941</text:p>
          </table:table-cell>
          <table:table-cell office:value-type="float" office:value="0.3055555556" calcext:value-type="float">
            <text:p>0.30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-Confusion</text:p>
          </table:table-cell>
          <table:table-cell office:value-type="float" office:value="25" calcext:value-type="float">
            <text:p>25</text:p>
          </table:table-cell>
          <table:table-cell office:value-type="float" office:value="1.591432" calcext:value-type="float">
            <text:p>1.591432</text:p>
          </table:table-cell>
          <table:table-cell office:value-type="float" office:value="0.7272727273" calcext:value-type="float">
            <text:p>0.7272727273</text:p>
          </table:table-cell>
          <table:table-cell office:value-type="float" office:value="0.054784" calcext:value-type="float">
            <text:p>0.054784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Occlusion</text:p>
          </table:table-cell>
          <table:table-cell office:value-type="float" office:value="32" calcext:value-type="float">
            <text:p>32</text:p>
          </table:table-cell>
          <table:table-cell office:value-type="float" office:value="13.472301" calcext:value-type="float">
            <text:p>13.472301</text:p>
          </table:table-cell>
          <table:table-cell office:value-type="float" office:value="0.9714285714" calcext:value-type="float">
            <text:p>0.9714285714</text:p>
          </table:table-cell>
          <table:table-cell office:value-type="float" office:value="0.107482" calcext:value-type="float">
            <text:p>0.107482</text:p>
          </table:table-cell>
          <table:table-cell office:value-type="float" office:value="0.7142857143" calcext:value-type="float">
            <text:p>0.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-ZoomingCamera</text:p>
          </table:table-cell>
          <table:table-cell office:value-type="float" office:value="3" calcext:value-type="float">
            <text:p>3</text:p>
          </table:table-cell>
          <table:table-cell office:value-type="float" office:value="6.47904" calcext:value-type="float">
            <text:p>6.47904</text:p>
          </table:table-cell>
          <table:table-cell office:value-type="float" office:value="0.25" calcext:value-type="float">
            <text:p>0.25</text:p>
          </table:table-cell>
          <table:table-cell office:value-type="float" office:value="0.074636" calcext:value-type="float">
            <text:p>0.074636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7:23:17.6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5T17:33:15.475000000</dc:date>
    <meta:editing-duration>PT3H40M52S</meta:editing-duration>
    <meta:editing-cycles>13</meta:editing-cycles>
    <meta:generator>LibreOffice/6.2.3.2$Windows_X86_64 LibreOffice_project/aecc05fe267cc68dde00352a451aa867b3b546ac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J4:Hoja1.J6" chart:error-lower-range="Hoja1.J4:Hoja1.J6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J4:Hoja1.J6" chart:error-lower-range="Hoja1.J4:Hoja1.J6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J4:Hoja1.J6" chart:error-lower-range="Hoja1.J4:Hoja1.J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1.326cm" svg:y="0.316cm" chart:style-name="ch2">
          <text:p>Average Time per Frame (GPU vs. CPU)</text:p>
        </chart:title>
        <chart:plot-area chart:style-name="ch3" table:cell-range-address="Hoja1.H3:Hoja1.I6" chart:data-source-has-labels="both" svg:x="0.223cm" svg:y="1.301cm" svg:width="10.735cm" svg:height="6.548cm">
          <chartooo:coordinate-region svg:x="1.236cm" svg:y="1.301cm" svg:width="9.69cm" svg:height="5.895cm"/>
          <chart:axis chart:dimension="x" chart:name="primary-x" chart:style-name="ch4" chartooo:axis-type="auto">
            <chartooo:date-scale/>
            <chart:categories table:cell-range-address="Hoja1.H4:Hoja1.H6"/>
          </chart:axis>
          <chart:axis chart:dimension="y" chart:name="primary-y" chart:style-name="ch5">
            <chart:title svg:x="4.22cm" svg:y="8.029cm" chart:style-name="ch6">
              <text:p>Seconds per frame</text:p>
            </chart:title>
            <chart:grid chart:style-name="ch7" chart:class="major"/>
          </chart:axis>
          <chart:series chart:style-name="ch8" chart:values-cell-range-address="Hoja1.I4:Hoja1.I6" chart:label-cell-address="Hoja1.I3:Hoja1.I3" chart:class="chart:bar">
            <chart:error-indicator chart:style-name="ch9" chart:dimension="x"/>
            <chart:error-indicator chart:style-name="ch9" chart:dimension="y"/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I3:Hoja1.I3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Hoja1.H4:Hoja1.H6</svg:desc>
                </draw:g>
              </table:table-cell>
              <table:table-cell office:value-type="float" office:value="6.796972375">
                <text:p>6.796972375</text:p>
                <draw:g>
                  <svg:desc>Hoja1.I4:Hoja1.I6</svg:desc>
                </draw:g>
              </table:table-cell>
              <table:table-cell office:value-type="float" office:value="5.34435121814813">
                <text:p>5.34435121814813</text:p>
                <draw:g>
                  <svg:desc>Hoja1.J4:Hoja1.J6</svg:desc>
                </draw:g>
              </table:table-cell>
              <table:table-cell office:value-type="float" office:value="5.34435121814813">
                <text:p>5.34435121814813</text:p>
                <draw:g>
                  <svg:desc>Hoja1.J4:Hoja1.J6</svg:desc>
                </draw:g>
              </table:table-cell>
              <table:table-cell office:value-type="float" office:value="5.34435121814813">
                <text:p>5.34435121814813</text:p>
                <draw:g>
                  <svg:desc>Hoja1.J4:Hoja1.J6</svg:desc>
                </draw:g>
              </table:table-cell>
              <table:table-cell office:value-type="float" office:value="5.34435121814813">
                <text:p>5.34435121814813</text:p>
                <draw:g>
                  <svg:desc>Hoja1.J4:Hoja1.J6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0.0646055">
                <text:p>0.0646055</text:p>
              </table:table-cell>
              <table:table-cell office:value-type="float" office:value="0.0305455858817136">
                <text:p>0.0305455858817136</text:p>
              </table:table-cell>
              <table:table-cell office:value-type="float" office:value="0.0305455858817136">
                <text:p>0.0305455858817136</text:p>
              </table:table-cell>
              <table:table-cell office:value-type="float" office:value="0.0305455858817136">
                <text:p>0.0305455858817136</text:p>
              </table:table-cell>
              <table:table-cell office:value-type="float" office:value="0.0305455858817136">
                <text:p>0.030545585881713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.4307889375">
                <text:p>3.4307889375</text:p>
              </table:table-cell>
              <table:table-cell office:value-type="float" office:value="5.04142979579244">
                <text:p>5.04142979579244</text:p>
              </table:table-cell>
              <table:table-cell office:value-type="float" office:value="5.04142979579244">
                <text:p>5.04142979579244</text:p>
              </table:table-cell>
              <table:table-cell office:value-type="float" office:value="5.04142979579244">
                <text:p>5.04142979579244</text:p>
              </table:table-cell>
              <table:table-cell office:value-type="float" office:value="5.04142979579244">
                <text:p>5.04142979579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